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'Andale Mono', 'Courier New', monospace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style:line-height-at-least="0.556cm" fo:text-align="start" style:justify-single-word="false" fo:widows="1" fo:padding="0cm" fo:border="none"/>
      <style:text-properties fo:font-variant="normal" fo:text-transform="none" fo:color="#ff8000" style:font-name="Monaco" fo:font-size="9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cm" loext:contextual-spacing="false" style:line-height-at-least="0.556cm" fo:text-align="start" style:justify-single-word="false" fo:widows="1" fo:padding="0cm" fo:border="none"/>
      <style:text-properties fo:font-variant="normal" fo:text-transform="none" fo:color="#ff8000" style:font-name="Monaco" fo:font-size="9pt" fo:letter-spacing="normal" fo:font-style="normal" fo:font-weight="normal"/>
    </style:style>
    <style:style style:name="P3" style:family="paragraph" style:parent-style-name="Text_20_body">
      <style:paragraph-properties fo:margin-top="0cm" fo:margin-bottom="0cm" loext:contextual-spacing="false" style:line-height-at-least="0.556cm" fo:text-align="start" style:justify-single-word="false" fo:widows="1" fo:padding="0cm" fo:border="none"/>
      <style:text-properties fo:font-variant="normal" fo:text-transform="none" fo:color="#5c5c5c" style:font-name="Monaco" fo:font-size="9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 loext:contextual-spacing="false" style:line-height-at-least="0.556cm" fo:text-align="start" style:justify-single-word="false" fo:widows="1" fo:padding="0cm" fo:border="none"/>
      <style:text-properties fo:font-variant="normal" fo:text-transform="none" fo:color="#5c5c5c" style:font-name="Monaco" fo:font-size="9pt" fo:letter-spacing="normal" fo:font-style="normal" fo:font-weight="normal"/>
    </style:style>
    <style:style style:name="P5" style:family="paragraph" style:parent-style-name="Text_20_body">
      <style:paragraph-properties fo:margin-top="0cm" fo:margin-bottom="0cm" loext:contextual-spacing="false" style:line-height-at-least="0.556cm" fo:text-align="start" style:justify-single-word="false" fo:widows="1" fo:padding="0cm" fo:border="none"/>
      <style:text-properties fo:font-variant="normal" fo:text-transform="none" fo:color="#ff8000" style:font-name="Monaco" fo:font-size="9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cm" loext:contextual-spacing="false" style:line-height-at-least="0.556cm" fo:text-align="start" style:justify-single-word="false" fo:widows="1" fo:padding="0cm" fo:border="none"/>
      <style:text-properties fo:font-variant="normal" fo:text-transform="none" fo:color="#ff8000" style:font-name="Monaco" fo:font-size="9pt" fo:letter-spacing="normal" fo:font-style="normal" fo:font-weight="normal"/>
    </style:style>
    <style:style style:name="P7" style:family="paragraph" style:parent-style-name="Text_20_body">
      <style:paragraph-properties fo:margin-top="0cm" fo:margin-bottom="0cm" loext:contextual-spacing="false" style:line-height-at-least="0.556cm" fo:text-align="start" style:justify-single-word="false" fo:widows="1" fo:padding="0cm" fo:border="none"/>
      <style:text-properties fo:font-variant="normal" fo:text-transform="none" fo:color="#5c5c5c" style:font-name="Monaco" fo:font-size="9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cm" loext:contextual-spacing="false" style:line-height-at-least="0.556cm" fo:text-align="start" style:justify-single-word="false" fo:widows="1" fo:padding="0cm" fo:border="none"/>
      <style:text-properties fo:font-variant="normal" fo:text-transform="none" fo:color="#5c5c5c" style:font-name="Monaco" fo:font-size="9pt" fo:letter-spacing="normal" fo:font-style="normal" fo:font-weight="normal"/>
    </style:style>
    <style:style style:name="P9" style:family="paragraph" style:parent-style-name="Text_20_body">
      <style:paragraph-properties fo:margin-top="0cm" fo:margin-bottom="0cm" loext:contextual-spacing="false" style:line-height-at-least="0.556cm" fo:text-align="start" style:justify-single-word="false" fo:widows="1" fo:padding="0cm" fo:border="none"/>
    </style:style>
    <style:style style:name="P10" style:family="paragraph" style:parent-style-name="Text_20_body" style:list-style-name="L1">
      <style:paragraph-properties fo:margin-top="0cm" fo:margin-bottom="0cm" loext:contextual-spacing="false" style:line-height-at-least="0.556cm" fo:text-align="start" style:justify-single-word="false" fo:widows="1" fo:padding="0cm" fo:border="none"/>
    </style:style>
    <style:style style:name="P11" style:family="paragraph" style:parent-style-name="Preformatted_20_Text">
      <style:paragraph-properties fo:widows="1"/>
      <style:text-properties fo:font-variant="normal" fo:text-transform="none" fo:color="#696969" fo:letter-spacing="normal" fo:font-style="normal" fo:font-weight="normal"/>
    </style:style>
    <style:style style:name="P12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13" style:family="paragraph" style:parent-style-name="Preformatted_20_Text">
      <style:paragraph-properties fo:widows="1"/>
      <style:text-properties fo:font-variant="normal" fo:text-transform="none" fo:color="#595979" fo:letter-spacing="normal" fo:font-style="normal" fo:font-weight="normal"/>
    </style:style>
    <style:style style:name="P14" style:family="paragraph" style:parent-style-name="Preformatted_20_Text">
      <style:paragraph-properties fo:widows="1"/>
      <style:text-properties fo:font-variant="normal" fo:text-transform="none" fo:letter-spacing="normal" fo:font-style="normal" fo:font-weight="normal"/>
    </style:style>
    <style:style style:name="P15" style:family="paragraph" style:parent-style-name="Preformatted_20_Text">
      <style:paragraph-properties fo:widows="1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style:line-height-at-least="0.556cm" fo:text-align="start" style:justify-single-word="false" fo:widows="1" fo:text-indent="0cm" style:auto-text-indent="false" fo:padding="0cm" fo:border="none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style:line-height-at-least="0.556cm" fo:text-align="start" style:justify-single-word="false" fo:widows="1" fo:text-indent="0cm" style:auto-text-indent="false" fo:padding="0cm" fo:border="none"/>
      <style:text-properties fo:font-variant="normal" fo:text-transform="none" fo:color="#595979" fo:letter-spacing="normal" fo:font-style="normal" fo:font-weight="normal"/>
    </style:style>
    <style:style style:name="P18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letter-spacing="normal" fo:font-style="normal" fo:font-weight="normal"/>
    </style:style>
    <style:style style:name="P19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letter-spacing="normal" fo:font-style="normal" fo:font-weight="normal"/>
    </style:style>
    <style:style style:name="T1" style:family="text">
      <style:text-properties fo:font-variant="normal" fo:text-transform="none" fo:color="#ff8000" style:font-name="Monaco" fo:font-size="9pt" fo:letter-spacing="normal" fo:font-style="normal" fo:font-weight="normal"/>
    </style:style>
    <style:style style:name="T2" style:family="text">
      <style:text-properties fo:font-variant="normal" fo:text-transform="none" fo:color="#a68500" style:text-line-through-style="none" style:text-line-through-type="none" style:font-name="sans-serif" fo:font-size="9pt" fo:letter-spacing="normal" fo:font-style="normal" style:text-underline-style="none" fo:font-weight="normal" style:text-blinking="false"/>
    </style:style>
    <style:style style:name="T3" style:family="text">
      <style:text-properties fo:color="#bb7977" fo:font-weight="bold"/>
    </style:style>
    <style:style style:name="T4" style:family="text">
      <style:text-properties fo:color="#ff0080" fo:font-weight="bold"/>
    </style:style>
    <style:style style:name="T5" style:family="text">
      <style:text-properties fo:color="#800080" fo:font-weight="bold"/>
    </style:style>
    <style:style style:name="T6" style:family="text">
      <style:text-properties fo:color="#8080c0" fo:font-weight="bold"/>
    </style:style>
    <style:style style:name="T7" style:family="text">
      <style:text-properties fo:color="#696969"/>
    </style:style>
    <style:style style:name="T8" style:family="text">
      <style:text-properties fo:color="#5555dd"/>
    </style:style>
    <style:style style:name="T9" style:family="text">
      <style:text-properties fo:color="#800000" fo:font-weight="bold"/>
    </style:style>
    <style:style style:name="T10" style:family="text">
      <style:text-properties fo:color="#808030"/>
    </style:style>
    <style:style style:name="T11" style:family="text">
      <style:text-properties fo:color="#008c00"/>
    </style:style>
    <style:style style:name="T12" style:family="text">
      <style:text-properties fo:color="#595979"/>
    </style:style>
    <style:style style:name="T13" style:family="text">
      <style:text-properties fo:color="#200080" fo:font-weight="bold"/>
    </style:style>
    <style:style style:name="T14" style:family="text">
      <style:text-properties fo:color="#200080" style:font-name="Liberation Mono" fo:font-size="10pt" fo:font-weight="bold" style:font-name-asian="NSimSun" style:font-size-asian="10pt" style:font-name-complex="Liberation Mono" style:font-size-complex="10pt"/>
    </style:style>
    <style:style style:name="T15" style:family="text">
      <style:text-properties fo:color="#308080"/>
    </style:style>
    <style:style style:name="T16" style:family="text">
      <style:text-properties fo:color="#7779bb" fo:font-weight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/*</text:p>
      <text:p text:style-name="P13">A program and library for application localization.</text:p>
      <text:p text:style-name="P13">Copyright (C) 2015 <text:s/>VPKSoft</text:p>
      <text:p text:style-name="P13">This program is free software: you can redistribute it and/or modify</text:p>
      <text:p text:style-name="P13">it under the terms of the GNU General Public License as published by</text:p>
      <text:p text:style-name="P13">the Free Software Foundation, either version 3 of the License, or</text:p>
      <text:p text:style-name="P13">any later version.</text:p>
      <text:p text:style-name="P13">This program is distributed in the hope that it will be useful,</text:p>
      <text:p text:style-name="P13">but WITHOUT ANY WARRANTY; without even the implied warranty of</text:p>
      <text:p text:style-name="P13">MERCHANTABILITY or FITNESS FOR A PARTICULAR PURPOSE. <text:s/>See the</text:p>
      <text:p text:style-name="P13">GNU General Public License for more details.</text:p>
      <text:p text:style-name="P13">You should have received a copy of the GNU General Public License</text:p>
      <text:p text:style-name="P14"><text:span text:style-name="T12">along with this program. <text:s/>If not, see &lt;</text:span><text:span text:style-name="T8">http://www.gnu.org/licenses/</text:span><text:span text:style-name="T12">&gt;.</text:span></text:p>
      <text:p text:style-name="P13">*/</text:p>
      <text:p text:style-name="P13"/>
      <text:p text:style-name="P13">-- Microsoft SQL Server script --------------------------</text:p>
      <text:p text:style-name="P14"><text:span text:style-name="T13">CREATE</text:span> <text:span text:style-name="T13">TABLE</text:span> <text:span text:style-name="T15">[</text:span>dbo<text:span text:style-name="T15">].[</text:span>MESSAGES<text:span text:style-name="T15">](</text:span> </text:p>
      <text:p text:style-name="P14">CULTURE <text:span text:style-name="T14">NVARCHAR</text:span><text:span text:style-name="T15">(</text:span><text:span text:style-name="T11">100</text:span><text:span text:style-name="T15">)</text:span> <text:span text:style-name="T13">NOT</text:span> <text:span text:style-name="T13">NULL</text:span><text:span text:style-name="T15">,</text:span> </text:p>
      <text:p text:style-name="P14">MESSAGENAME <text:span text:style-name="T14">NVARCHAR</text:span><text:span text:style-name="T15">(</text:span><text:span text:style-name="T11">255</text:span><text:span text:style-name="T15">)</text:span> <text:span text:style-name="T13">NOT</text:span> <text:span text:style-name="T13">NULL</text:span><text:span text:style-name="T15">,</text:span></text:p>
      <text:p text:style-name="P14"><text:span text:style-name="T13">VALUE</text:span> <text:span text:style-name="T14">NVARCHAR</text:span><text:span text:style-name="T15">(</text:span><text:span text:style-name="T11">2000</text:span><text:span text:style-name="T15">)</text:span> <text:span text:style-name="T13">NULL</text:span><text:span text:style-name="T15">,</text:span></text:p>
      <text:p text:style-name="P14">COMMENT_EN_US <text:span text:style-name="T14">NVARCHAR</text:span><text:span text:style-name="T15">(</text:span><text:span text:style-name="T11">2000</text:span><text:span text:style-name="T15">)</text:span> <text:span text:style-name="T13">NULL</text:span><text:span text:style-name="T15">,</text:span></text:p>
      <text:p text:style-name="P14">INUSE <text:span text:style-name="T13">INTEGER</text:span> <text:span text:style-name="T13">NULL</text:span><text:span text:style-name="T15">);</text:span> </text:p>
      <text:p text:style-name="P14"/>
      <text:p text:style-name="P14"><text:span text:style-name="T13">CREATE</text:span> <text:span text:style-name="T13">TABLE</text:span> <text:span text:style-name="T15">[</text:span>dbo<text:span text:style-name="T15">].[</text:span>FORMITEMS<text:span text:style-name="T15">](</text:span> </text:p>
      <text:p text:style-name="P14">APP_FORM <text:span text:style-name="T14">NVARCHAR</text:span><text:span text:style-name="T15">(</text:span><text:span text:style-name="T16">MAX</text:span><text:span text:style-name="T15">)</text:span> <text:span text:style-name="T13">NOT</text:span> <text:span text:style-name="T13">NULL</text:span><text:span text:style-name="T15">,</text:span> </text:p>
      <text:p text:style-name="P14">ITEM <text:span text:style-name="T14">NVARCHAR</text:span><text:span text:style-name="T15">(</text:span><text:span text:style-name="T11">255</text:span><text:span text:style-name="T15">)</text:span> <text:span text:style-name="T13">NOT</text:span> <text:span text:style-name="T13">NULL</text:span><text:span text:style-name="T15">,</text:span> </text:p>
      <text:p text:style-name="P14">CULTURE <text:span text:style-name="T14">NVARCHAR</text:span><text:span text:style-name="T15">(</text:span><text:span text:style-name="T11">100</text:span><text:span text:style-name="T15">)</text:span> <text:span text:style-name="T13">NOT</text:span> <text:span text:style-name="T13">NULL</text:span><text:span text:style-name="T15">,</text:span> </text:p>
      <text:p text:style-name="P14">PROPERTYNAME <text:span text:style-name="T14">NVARCHAR</text:span><text:span text:style-name="T15">(</text:span><text:span text:style-name="T11">255</text:span><text:span text:style-name="T15">)</text:span> <text:span text:style-name="T13">NOT</text:span> <text:span text:style-name="T13">NULL</text:span><text:span text:style-name="T15">,</text:span> </text:p>
      <text:p text:style-name="P14">VALUETYPE <text:span text:style-name="T14">NVARCHAR</text:span><text:span text:style-name="T15">(</text:span><text:span text:style-name="T11">100</text:span><text:span text:style-name="T15">)</text:span> <text:span text:style-name="T13">NOT</text:span> <text:span text:style-name="T13">NULL</text:span><text:span text:style-name="T15">,</text:span> </text:p>
      <text:p text:style-name="P14"><text:span text:style-name="T13">VALUE</text:span> <text:span text:style-name="T14">NVARCHAR</text:span><text:span text:style-name="T15">(</text:span><text:span text:style-name="T11">2000</text:span><text:span text:style-name="T15">)</text:span> <text:span text:style-name="T13">NULL</text:span><text:span text:style-name="T15">,</text:span> </text:p>
      <text:p text:style-name="P14">INUSE <text:span text:style-name="T13">INTEGER</text:span> <text:span text:style-name="T13">NULL</text:span><text:span text:style-name="T15">);</text:span> </text:p>
      <text:p text:style-name="P14"/>
      <text:p text:style-name="P14"><text:span text:style-name="T13">CREATE</text:span> <text:span text:style-name="T13">TABLE</text:span> <text:span text:style-name="T15">[</text:span>dbo<text:span text:style-name="T15">].[</text:span>CULTURES<text:span text:style-name="T15">](</text:span> </text:p>
      <text:p text:style-name="P14">CULTURE <text:span text:style-name="T14">NVARCHAR</text:span><text:span text:style-name="T15">(</text:span><text:span text:style-name="T11">100</text:span><text:span text:style-name="T15">)</text:span> <text:span text:style-name="T13">NOT</text:span> <text:span text:style-name="T13">NULL</text:span><text:span text:style-name="T15">,</text:span> </text:p>
      <text:p text:style-name="P14">NATIVENAME <text:span text:style-name="T14">NVARCHAR</text:span><text:span text:style-name="T15">(</text:span><text:span text:style-name="T11">200</text:span><text:span text:style-name="T15">)</text:span> <text:span text:style-name="T13">NULL</text:span><text:span text:style-name="T15">,</text:span> </text:p>
      <text:p text:style-name="P14">LCID <text:span text:style-name="T13">INTEGER</text:span> <text:span text:style-name="T13">NULL</text:span><text:span text:style-name="T15">);</text:span> </text:p>
      <text:p text:style-name="P15"/>
      <text:p text:style-name="P13">-- MySQL server ------------------------------------------</text:p>
      <text:p text:style-name="P14"><text:span text:style-name="T13">CREATE</text:span> <text:span text:style-name="T13">TABLE</text:span> <text:span text:style-name="T13">IF</text:span> <text:span text:style-name="T13">NOT</text:span> <text:span text:style-name="T13">EXISTS</text:span> MESSAGES<text:span text:style-name="T15">(</text:span> </text:p>
      <text:p text:style-name="P14">CULTURE <text:span text:style-name="T13">VARCHAR</text:span><text:span text:style-name="T15">(</text:span><text:span text:style-name="T11">100</text:span><text:span text:style-name="T15">)</text:span> <text:span text:style-name="T13">NOT</text:span> <text:span text:style-name="T13">NULL</text:span><text:span text:style-name="T15">,</text:span></text:p>
      <text:p text:style-name="P14">MESSAGENAME <text:span text:style-name="T13">VARCHAR</text:span><text:span text:style-name="T15">(</text:span><text:span text:style-name="T11">255</text:span><text:span text:style-name="T15">)</text:span> <text:span text:style-name="T13">NOT</text:span> <text:span text:style-name="T13">NULL</text:span><text:span text:style-name="T15">,</text:span></text:p>
      <text:p text:style-name="P14"><text:span text:style-name="T13">VALUE</text:span> <text:span text:style-name="T13">VARCHAR</text:span><text:span text:style-name="T15">(</text:span><text:span text:style-name="T11">2000</text:span><text:span text:style-name="T15">)</text:span> <text:span text:style-name="T13">NULL</text:span><text:span text:style-name="T15">,</text:span> </text:p>
      <text:p text:style-name="P14">COMMENT_EN_US <text:span text:style-name="T13">VARCHAR</text:span><text:span text:style-name="T15">(</text:span><text:span text:style-name="T11">2000</text:span><text:span text:style-name="T15">)</text:span> <text:span text:style-name="T13">NULL</text:span><text:span text:style-name="T15">,</text:span> </text:p>
      <text:p text:style-name="P14">INUSE <text:span text:style-name="T13">INTEGER</text:span> <text:span text:style-name="T13">NULL</text:span><text:span text:style-name="T15">);</text:span> </text:p>
      <text:p text:style-name="P14"/>
      <text:p text:style-name="P14"><text:span text:style-name="T13">CREATE</text:span> <text:span text:style-name="T13">TABLE</text:span> <text:span text:style-name="T13">IF</text:span> <text:span text:style-name="T13">NOT</text:span> <text:span text:style-name="T13">EXISTS</text:span> FORMITEMS<text:span text:style-name="T15">(</text:span> </text:p>
      <text:p text:style-name="P14">APP_FORM TEXT <text:span text:style-name="T13">NOT</text:span> <text:span text:style-name="T13">NULL</text:span><text:span text:style-name="T15">,</text:span> </text:p>
      <text:p text:style-name="P14">ITEM <text:span text:style-name="T13">VARCHAR</text:span><text:span text:style-name="T15">(</text:span><text:span text:style-name="T11">255</text:span><text:span text:style-name="T15">)</text:span> <text:span text:style-name="T13">NOT</text:span> <text:span text:style-name="T13">NULL</text:span><text:span text:style-name="T15">,</text:span> </text:p>
      <text:p text:style-name="P14">CULTURE <text:span text:style-name="T13">VARCHAR</text:span><text:span text:style-name="T15">(</text:span><text:span text:style-name="T11">100</text:span><text:span text:style-name="T15">)</text:span> <text:span text:style-name="T13">NOT</text:span> <text:span text:style-name="T13">NULL</text:span><text:span text:style-name="T15">,</text:span> </text:p>
      <text:p text:style-name="P14">PROPERTYNAME <text:span text:style-name="T13">VARCHAR</text:span><text:span text:style-name="T15">(</text:span><text:span text:style-name="T11">255</text:span><text:span text:style-name="T15">)</text:span> <text:span text:style-name="T13">NOT</text:span> <text:span text:style-name="T13">NULL</text:span><text:span text:style-name="T15">,</text:span> </text:p>
      <text:p text:style-name="P14">VALUETYPE <text:span text:style-name="T13">VARCHAR</text:span><text:span text:style-name="T15">(</text:span><text:span text:style-name="T11">100</text:span><text:span text:style-name="T15">)</text:span> <text:span text:style-name="T13">NOT</text:span> <text:span text:style-name="T13">NULL</text:span><text:span text:style-name="T15">,</text:span> </text:p>
      <text:p text:style-name="P14"><text:span text:style-name="T13">VALUE</text:span> <text:span text:style-name="T13">VARCHAR</text:span><text:span text:style-name="T15">(</text:span><text:span text:style-name="T11">2000</text:span><text:span text:style-name="T15">)</text:span> <text:span text:style-name="T13">NULL</text:span><text:span text:style-name="T15">,</text:span> </text:p>
      <text:p text:style-name="P14">INUSE <text:span text:style-name="T13">INTEGER</text:span> <text:span text:style-name="T13">NULL</text:span><text:span text:style-name="T15">);</text:span> </text:p>
      <text:p text:style-name="P14"/>
      <text:p text:style-name="P14"><text:span text:style-name="T13">CREATE</text:span> <text:span text:style-name="T13">TABLE</text:span> <text:span text:style-name="T13">IF</text:span> <text:span text:style-name="T13">NOT</text:span> <text:span text:style-name="T13">EXISTS</text:span> CULTURES<text:span text:style-name="T15">(</text:span> </text:p>
      <text:p text:style-name="P14">CULTURE <text:span text:style-name="T13">VARCHAR</text:span><text:span text:style-name="T15">(</text:span><text:span text:style-name="T11">100</text:span><text:span text:style-name="T15">)</text:span> <text:span text:style-name="T13">NOT</text:span> <text:span text:style-name="T13">NULL</text:span><text:span text:style-name="T15">,</text:span> </text:p>
      <text:p text:style-name="P14">NATIVENAME <text:span text:style-name="T13">VARCHAR</text:span><text:span text:style-name="T15">(</text:span><text:span text:style-name="T11">200</text:span><text:span text:style-name="T15">)</text:span> <text:span text:style-name="T13">NULL</text:span><text:span text:style-name="T15">,</text:span></text:p>
      <text:p text:style-name="P14">LCID <text:span text:style-name="T13">INTEGER</text:span> <text:span text:style-name="T13">NULL</text:span><text:span text:style-name="T15">);</text:span> </text:p>
      <text:p text:style-name="P15"/>
      <text:p text:style-name="P13">-- PostgreSQL server -------------------------------------</text:p>
      <text:p text:style-name="P14"><text:span text:style-name="T13">CREATE</text:span> <text:span text:style-name="T13">TABLE</text:span> <text:span text:style-name="T13">public</text:span><text:span text:style-name="T15">.</text:span>MESSAGES<text:span text:style-name="T15">(</text:span> </text:p>
      <text:p text:style-name="P14">CULTURE <text:span text:style-name="T13">VARCHAR</text:span><text:span text:style-name="T15">(</text:span><text:span text:style-name="T11">100</text:span><text:span text:style-name="T15">)</text:span> <text:span text:style-name="T13">NOT</text:span> <text:span text:style-name="T13">NULL</text:span><text:span text:style-name="T15">,</text:span> </text:p>
      <text:p text:style-name="P14">MESSAGENAME <text:span text:style-name="T13">VARCHAR</text:span><text:span text:style-name="T15">(</text:span><text:span text:style-name="T11">255</text:span><text:span text:style-name="T15">)</text:span> <text:span text:style-name="T13">NOT</text:span> <text:span text:style-name="T13">NULL</text:span><text:span text:style-name="T15">,</text:span> </text:p>
      <text:p text:style-name="P14"><text:soft-page-break/><text:span text:style-name="T13">VALUE</text:span> <text:span text:style-name="T13">VARCHAR</text:span><text:span text:style-name="T15">(</text:span><text:span text:style-name="T11">2000</text:span><text:span text:style-name="T15">)</text:span> <text:span text:style-name="T13">NULL</text:span><text:span text:style-name="T15">,</text:span> </text:p>
      <text:p text:style-name="P14">COMMENT_EN_US <text:span text:style-name="T13">VARCHAR</text:span><text:span text:style-name="T15">(</text:span><text:span text:style-name="T11">2000</text:span><text:span text:style-name="T15">)</text:span> <text:span text:style-name="T13">NULL</text:span><text:span text:style-name="T15">,</text:span> </text:p>
      <text:p text:style-name="P14">INUSE <text:span text:style-name="T13">INTEGER</text:span> <text:span text:style-name="T13">NULL</text:span><text:span text:style-name="T15">);</text:span> </text:p>
      <text:p text:style-name="P14"/>
      <text:p text:style-name="P14"><text:span text:style-name="T13">CREATE</text:span> <text:span text:style-name="T13">TABLE</text:span> <text:span text:style-name="T13">public</text:span><text:span text:style-name="T15">.</text:span>FORMITEMS<text:span text:style-name="T15">(</text:span> </text:p>
      <text:p text:style-name="P14">APP_FORM <text:span text:style-name="T14">TEXT</text:span> <text:span text:style-name="T13">NOT</text:span> <text:span text:style-name="T13">NULL</text:span><text:span text:style-name="T15">,</text:span> </text:p>
      <text:p text:style-name="P14">ITEM <text:span text:style-name="T13">VARCHAR</text:span><text:span text:style-name="T15">(</text:span><text:span text:style-name="T11">255</text:span><text:span text:style-name="T15">)</text:span> <text:span text:style-name="T13">NOT</text:span> <text:span text:style-name="T13">NULL</text:span><text:span text:style-name="T15">,</text:span> </text:p>
      <text:p text:style-name="P14">CULTURE <text:span text:style-name="T13">VARCHAR</text:span><text:span text:style-name="T15">(</text:span><text:span text:style-name="T11">100</text:span><text:span text:style-name="T15">)</text:span> <text:span text:style-name="T13">NOT</text:span> <text:span text:style-name="T13">NULL</text:span><text:span text:style-name="T15">,</text:span> </text:p>
      <text:p text:style-name="P14">PROPERTYNAME <text:span text:style-name="T13">VARCHAR</text:span><text:span text:style-name="T15">(</text:span><text:span text:style-name="T11">255</text:span><text:span text:style-name="T15">)</text:span> <text:span text:style-name="T13">NOT</text:span> <text:span text:style-name="T13">NULL</text:span><text:span text:style-name="T15">,</text:span> </text:p>
      <text:p text:style-name="P14">VALUETYPE <text:span text:style-name="T13">VARCHAR</text:span><text:span text:style-name="T15">(</text:span><text:span text:style-name="T11">100</text:span><text:span text:style-name="T15">)</text:span> <text:span text:style-name="T13">NOT</text:span> <text:span text:style-name="T13">NULL</text:span><text:span text:style-name="T15">,</text:span> </text:p>
      <text:p text:style-name="P14"><text:span text:style-name="T13">VALUE</text:span> <text:span text:style-name="T13">VARCHAR</text:span><text:span text:style-name="T15">(</text:span><text:span text:style-name="T11">2000</text:span><text:span text:style-name="T15">)</text:span> <text:span text:style-name="T13">NULL</text:span><text:span text:style-name="T15">,</text:span> </text:p>
      <text:p text:style-name="P14">INUSE <text:span text:style-name="T13">INTEGER</text:span> <text:span text:style-name="T13">NULL</text:span><text:span text:style-name="T15">);</text:span> </text:p>
      <text:p text:style-name="P14"/>
      <text:p text:style-name="P14"><text:span text:style-name="T13">CREATE</text:span> <text:span text:style-name="T13">TABLE</text:span> <text:span text:style-name="T13">public</text:span><text:span text:style-name="T15">.</text:span>CULTURES<text:span text:style-name="T15">(</text:span> </text:p>
      <text:p text:style-name="P14">CULTURE <text:span text:style-name="T13">VARCHAR</text:span><text:span text:style-name="T15">(</text:span><text:span text:style-name="T11">100</text:span><text:span text:style-name="T15">)</text:span> <text:span text:style-name="T13">NOT</text:span> <text:span text:style-name="T13">NULL</text:span><text:span text:style-name="T15">,</text:span> </text:p>
      <text:p text:style-name="P14">NATIVENAME <text:span text:style-name="T13">VARCHAR</text:span><text:span text:style-name="T15">(</text:span><text:span text:style-name="T11">200</text:span><text:span text:style-name="T15">)</text:span> <text:span text:style-name="T13">NULL</text:span><text:span text:style-name="T15">,</text:span> </text:p>
      <text:p text:style-name="P14">LCID <text:span text:style-name="T13">INTEGER</text:span> <text:span text:style-name="T13">NULL</text:span><text:span text:style-name="T15">);</text:span> </text:p>
      <text:p text:style-name="P15"/>
      <text:p text:style-name="P13">-- SQLite database ---------------------------------------</text:p>
      <text:p text:style-name="P14"><text:span text:style-name="T13">CREATE</text:span> <text:span text:style-name="T13">TABLE</text:span> <text:span text:style-name="T13">IF</text:span> <text:span text:style-name="T13">NOT</text:span> <text:span text:style-name="T13">EXISTS</text:span> MESSAGES<text:span text:style-name="T15">(</text:span> </text:p>
      <text:p text:style-name="P14">CULTURE <text:span text:style-name="T14">TEXT</text:span> <text:span text:style-name="T13">NOT</text:span> <text:span text:style-name="T13">NULL</text:span><text:span text:style-name="T15">,</text:span> </text:p>
      <text:p text:style-name="P14">MESSAGENAME <text:span text:style-name="T14">TEXT</text:span> <text:span text:style-name="T13">NOT</text:span> <text:span text:style-name="T13">NULL</text:span><text:span text:style-name="T15">,</text:span> </text:p>
      <text:p text:style-name="P14"><text:span text:style-name="T13">VALUE</text:span> TEXT <text:span text:style-name="T13">NULL</text:span><text:span text:style-name="T15">,</text:span> </text:p>
      <text:p text:style-name="P14">COMMENT_EN_US <text:span text:style-name="T14">TEXT</text:span> <text:span text:style-name="T13">NULL</text:span><text:span text:style-name="T15">,</text:span> </text:p>
      <text:p text:style-name="P14">INUSE <text:span text:style-name="T13">INTEGER</text:span> <text:span text:style-name="T13">NULL</text:span><text:span text:style-name="T15">);</text:span> </text:p>
      <text:p text:style-name="P14"/>
      <text:p text:style-name="P14"><text:span text:style-name="T13">CREATE</text:span> <text:span text:style-name="T13">TABLE</text:span> <text:span text:style-name="T13">IF</text:span> <text:span text:style-name="T13">NOT</text:span> <text:span text:style-name="T13">EXISTS</text:span> FORMITEMS<text:span text:style-name="T15">(</text:span> </text:p>
      <text:p text:style-name="P14">APP_FORM <text:span text:style-name="T14">TEXT</text:span> <text:span text:style-name="T13">NOT</text:span> <text:span text:style-name="T13">NULL</text:span><text:span text:style-name="T15">,</text:span> </text:p>
      <text:p text:style-name="P14">ITEM TEXT <text:span text:style-name="T13">NOT</text:span> <text:span text:style-name="T13">NULL</text:span><text:span text:style-name="T15">,</text:span> </text:p>
      <text:p text:style-name="P14">CULTURE <text:span text:style-name="T14">TEXT</text:span> <text:span text:style-name="T13">NOT</text:span> <text:span text:style-name="T13">NULL</text:span><text:span text:style-name="T15">,</text:span> </text:p>
      <text:p text:style-name="P14">PROPERTYNAME <text:span text:style-name="T14">TEXT</text:span> <text:span text:style-name="T13">NOT</text:span> <text:span text:style-name="T13">NULL</text:span><text:span text:style-name="T15">,</text:span> </text:p>
      <text:p text:style-name="P14">VALUETYPE <text:span text:style-name="T14">TEXT</text:span> <text:span text:style-name="T13">NOT</text:span> <text:span text:style-name="T13">NULL</text:span><text:span text:style-name="T15">,</text:span> </text:p>
      <text:p text:style-name="P14"><text:span text:style-name="T13">VALUE</text:span> <text:span text:style-name="T14">TEXT</text:span> <text:span text:style-name="T13">NULL</text:span><text:span text:style-name="T15">,</text:span> </text:p>
      <text:p text:style-name="P14">INUSE <text:span text:style-name="T13">INTEGER</text:span> <text:span text:style-name="T13">NULL</text:span><text:span text:style-name="T15">);</text:span> </text:p>
      <text:p text:style-name="P14"/>
      <text:p text:style-name="P14"><text:span text:style-name="T13">CREATE</text:span> <text:span text:style-name="T13">TABLE</text:span> <text:span text:style-name="T13">IF</text:span> <text:span text:style-name="T13">NOT</text:span> <text:span text:style-name="T13">EXISTS</text:span> CULTURES<text:span text:style-name="T15">(</text:span> </text:p>
      <text:p text:style-name="P14">CULTURE <text:span text:style-name="T14">TEXT</text:span> <text:span text:style-name="T13">NOT</text:span> <text:span text:style-name="T13">NULL</text:span><text:span text:style-name="T15">,</text:span> </text:p>
      <text:p text:style-name="P14">NATIVENAME <text:span text:style-name="T14">TEXT</text:span> <text:span text:style-name="T13">NULL</text:span><text:span text:style-name="T15">,</text:span> </text:p>
      <text:p text:style-name="P19">LCID <text:span text:style-name="T13">INTEGER</text:span> <text:span text:style-name="T13">NULL</text:span><text:span text:style-name="T15">);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'Andale Mono', 'Courier New', monospace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7:49:33.192000000</meta:creation-date>
    <dc:date>2015-09-14T18:13:31.264000000</dc:date>
    <meta:editing-duration>PT8M37S</meta:editing-duration>
    <meta:editing-cycles>1</meta:editing-cycles>
    <meta:document-statistic meta:table-count="0" meta:image-count="0" meta:object-count="0" meta:page-count="2" meta:paragraph-count="90" meta:word-count="393" meta:character-count="2935" meta:non-whitespace-character-count="2564"/>
    <meta:generator>LibreOffice/5.0.0.5$Windows_x86 LibreOffice_project/1b1a90865e348b492231e1c451437d7a15bb262b</meta:generator>
  </office:meta>
</office:document-meta>
</file>